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/>
    </style:style>
    <style:style style:name="P9" style:parent-style-name="Standard" style:family="paragraph">
      <style:paragraph-properties fo:text-align="justify"/>
      <style:text-properties style:font-name="Calibri"/>
    </style:style>
    <style:style style:name="P10" style:parent-style-name="Standard" style:family="paragraph">
      <style:paragraph-properties fo:text-align="justify"/>
      <style:text-properties style:font-name="Calibri"/>
    </style:style>
    <style:style style:name="P11" style:parent-style-name="Standard" style:family="paragraph">
      <style:paragraph-properties fo:text-align="justify"/>
      <style:text-properties style:font-name="Calibri"/>
    </style:style>
    <style:style style:name="P12" style:parent-style-name="Standard" style:family="paragraph">
      <style:paragraph-properties fo:text-align="justify"/>
      <style:text-properties style:font-name="Calibri"/>
    </style:style>
    <style:style style:name="P13" style:parent-style-name="Standard" style:family="paragraph">
      <style:paragraph-properties fo:text-align="justify"/>
      <style:text-properties style:font-name="Calibri"/>
    </style:style>
    <style:style style:name="P14" style:parent-style-name="Standard" style:family="paragraph">
      <style:paragraph-properties fo:text-align="justify"/>
      <style:text-properties style:font-name="Calibri"/>
    </style:style>
    <style:style style:name="P15" style:parent-style-name="Standard" style:family="paragraph">
      <style:paragraph-properties fo:text-align="justify"/>
      <style:text-properties style:font-name="Calibri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<text:s/>2<text:s/>du 19/11/2018 au<text:s/>26/11/2018 :</text:p>
      <text:p text:style-name="P5"/>
      <text:p text:style-name="P6">Apprentissage du JavaScript :<text:s/>4h, début<text:s/>22/11/2018<text:s/>à<text:s/>11h00. Ressources mobilisées :<text:s/>SmartPhone<text:s/>personnel utilisé à 100%, Application CodeLearn utilisée à 90%.</text:p>
      <text:p text:style-name="P7"/>
      <text:p text:style-name="P8">Familiarisation avec le Framework A-frame (pattern ECS, entitites, components…)<text:s/>:<text:s/>3h, début 22/11/2018<text:s/>à 19h00. Ressources mobilisées : ordinateur personnel utilisé à 100%.<text:s/></text:p>
      <text:p text:style-name="P9"/>
      <text:p text:style-name="P10">Familiarisation avec le Framework A-frame (Events, Physique, Modèles 3D…) : 4h, début 23/11/2018 à 19h00. Ressources mobilisées : ordinateur personnel utilisé à 100%.</text:p>
      <text:p text:style-name="P11"/>
      <text:p text:style-name="P12">Familiarisation avec le Framework A-frame (Lumières, Sons, expérimentations…) : 4h, début 24/11/2018 à 11h30. Ressources mobilisées : ordinateur personnel utilisé à 100%.</text:p>
      <text:p text:style-name="P13"/>
      <text:p text:style-name="P14">Utilisation du framework A-frame dans le cadre du projet (Mise en place manuelle des points d’intérêts, déplacement dans un appartement) : 2h, début 26/11/2018 à 10h15. Ressources mobilisées : ordinateur personnel utilisé à 100%. Travail réalisé en groupe.</text:p>
      <text:p text:style-name="P15"><text:bookmark-end text:name="_Hlk53102008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6T17:09:00Z</meta:creation-date>
    <dc:date>2018-11-26T17:30:00Z</dc:date>
    <meta:template xlink:href="Normal" xlink:type="simple"/>
    <meta:editing-cycles>14</meta:editing-cycles>
    <meta:editing-duration>PT1020S</meta:editing-duration>
    <meta:document-statistic meta:page-count="1" meta:paragraph-count="2" meta:word-count="154" meta:character-count="1004" meta:row-count="7" meta:non-whitespace-character-count="852"/>
  </office:meta>
</office:document-meta>
</file>